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 fo:min-height="6.263cm" fo:min-width="5.548cm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 fo:min-height="2.481cm" fo:min-width="2.231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.467cm" fo:min-width="3.893cm"/>
    </style:style>
    <style:style style:name="gr4" style:family="graphic" style:parent-style-name="standard">
      <style:graphic-properties draw:fill="solid" draw:fill-color="#e6e6e6" draw:textarea-horizontal-align="justify" draw:textarea-vertical-align="middle" draw:auto-grow-height="false" fo:min-height="2.094cm" fo:min-width="1.882cm"/>
    </style:style>
    <style:style style:name="gr5" style:family="graphic" style:parent-style-name="standard">
      <style:graphic-properties draw:fill="solid" draw:fill-color="#cccccc" draw:textarea-horizontal-align="justify" draw:textarea-vertical-align="middle" draw:auto-grow-height="false" fo:min-height="6.227cm" fo:min-width="5.787cm"/>
    </style:style>
    <style:style style:name="gr6" style:family="graphic" style:parent-style-name="standard">
      <style:graphic-properties draw:fill="solid" draw:fill-color="#e6e6e6" draw:textarea-horizontal-align="justify" draw:textarea-vertical-align="middle" draw:auto-grow-height="false" fo:min-height="1.048cm" fo:min-width="4.68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554cm" fo:min-width="3.883cm"/>
    </style:style>
    <style:style style:name="gr9" style:family="graphic" style:parent-style-name="standard">
      <style:graphic-properties draw:fill="solid" draw:fill-color="#cccccc" draw:textarea-horizontal-align="justify" draw:textarea-vertical-align="middle" draw:auto-grow-height="false" fo:min-height="7.789cm" fo:min-width="5.54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>
      <style:graphic-properties draw:fill="solid" draw:fill-color="#cccccc" draw:textarea-horizontal-align="justify" draw:textarea-vertical-align="middle" draw:auto-grow-height="false" fo:min-height="6.263cm" fo:min-width="5.548cm"/>
    </style:style>
    <style:style style:name="gr12" style:family="graphic">
      <style:graphic-properties svg:stroke-opacity="25%" draw:fill="solid" draw:fill-color="#cccccc" draw:opacity="25%" draw:textarea-horizontal-align="justify" draw:textarea-vertical-align="middle" draw:auto-grow-height="false" fo:min-height="6.263cm" fo:min-width="5.548cm"/>
    </style:style>
    <style:style style:name="gr13" style:family="graphic">
      <style:graphic-properties svg:stroke-opacity="25%" draw:fill="solid" draw:fill-color="#e6e6e6" draw:opacity="25%" draw:textarea-horizontal-align="justify" draw:textarea-vertical-align="middle" draw:auto-grow-height="false" fo:min-height="2.481cm" fo:min-width="2.231cm"/>
    </style:style>
    <style:style style:name="gr14" style:family="graphic">
      <style:graphic-properties svg:stroke-opacity="25%" draw:fill="solid" draw:fill-color="#ffffff" draw:opacity="25%" draw:textarea-horizontal-align="justify" draw:textarea-vertical-align="middle" draw:auto-grow-height="false" fo:min-height="0.467cm" fo:min-width="3.893cm"/>
    </style:style>
    <style:style style:name="gr15" style:family="graphic">
      <style:graphic-properties svg:stroke-opacity="25%" draw:fill="solid" draw:fill-color="#e6e6e6" draw:opacity="25%" draw:textarea-horizontal-align="justify" draw:textarea-vertical-align="middle" draw:auto-grow-height="false" fo:min-height="2.094cm" fo:min-width="1.882cm"/>
    </style:style>
    <style:style style:name="gr16" style:family="graphic">
      <style:graphic-properties svg:stroke-opacity="25%" draw:fill="solid" draw:fill-color="#cccccc" draw:opacity="25%" draw:textarea-horizontal-align="justify" draw:textarea-vertical-align="middle" draw:auto-grow-height="false" fo:min-height="6.227cm" fo:min-width="5.787cm"/>
    </style:style>
    <style:style style:name="gr17" style:family="graphic">
      <style:graphic-properties svg:stroke-opacity="25%" draw:fill="solid" draw:fill-color="#e6e6e6" draw:opacity="25%" draw:textarea-horizontal-align="justify" draw:textarea-vertical-align="middle" draw:auto-grow-height="false" fo:min-height="1.048cm" fo:min-width="4.685cm"/>
    </style:style>
    <style:style style:name="gr18" style:family="graphic" style:parent-style-name="objectwithoutfill">
      <style:graphic-properties draw:marker-end="Arrow" draw:marker-end-width="0.3cm" svg:stroke-opacity="25%" draw:fill="none" draw:opacity="25%" draw:textarea-vertical-align="middle"/>
    </style:style>
    <style:style style:name="gr19" style:family="graphic">
      <style:graphic-properties draw:fill="solid" draw:fill-color="#e6e6e6" draw:textarea-horizontal-align="justify" draw:textarea-vertical-align="middle" draw:auto-grow-height="false" fo:min-height="2.481cm" fo:min-width="2.231cm"/>
    </style:style>
    <style:style style:name="gr20" style:family="graphic">
      <style:graphic-properties draw:fill="solid" draw:fill-color="#e6e6e6" draw:textarea-horizontal-align="justify" draw:textarea-vertical-align="middle" draw:auto-grow-height="false" fo:min-height="1.048cm" fo:min-width="4.685cm"/>
    </style:style>
    <style:style style:name="gr21" style:family="graphic">
      <style:graphic-properties draw:fill="solid" draw:fill-color="#ffffff" draw:textarea-horizontal-align="justify" draw:textarea-vertical-align="middle" draw:auto-grow-height="false" fo:min-height="0.554cm" fo:min-width="3.883cm"/>
    </style:style>
    <style:style style:name="gr22" style:family="graphic">
      <style:graphic-properties draw:fill="solid" draw:fill-color="#cccccc" draw:textarea-horizontal-align="justify" draw:textarea-vertical-align="middle" draw:auto-grow-height="false" fo:min-height="7.789cm" fo:min-width="5.548cm"/>
    </style:style>
    <style:style style:name="gr23" style:family="graphic" style:parent-style-name="standard">
      <style:graphic-properties draw:stroke="none" svg:stroke-color="#000000" svg:stroke-opacity="25%" draw:fill="none" draw:fill-color="#ffffff" draw:opacity="25%" draw:textarea-horizontal-align="left" draw:auto-grow-height="true" draw:auto-grow-width="true" fo:min-height="0cm" fo:min-width="0cm"/>
    </style:style>
    <style:style style:name="gr24" style:family="graphic">
      <style:graphic-properties draw:fill="solid" draw:fill-color="#ffffff" draw:textarea-horizontal-align="justify" draw:textarea-vertical-align="middle" draw:auto-grow-height="false" fo:min-height="0.467cm" fo:min-width="3.893cm"/>
    </style:style>
    <style:style style:name="gr25" style:family="graphic">
      <style:graphic-properties draw:fill="solid" draw:fill-color="#e6e6e6" draw:textarea-horizontal-align="justify" draw:textarea-vertical-align="middle" draw:auto-grow-height="false" fo:min-height="2.094cm" fo:min-width="1.882cm"/>
    </style:style>
    <style:style style:name="gr26" style:family="graphic">
      <style:graphic-properties draw:fill="solid" draw:fill-color="#cccccc" draw:textarea-horizontal-align="justify" draw:textarea-vertical-align="middle" draw:auto-grow-height="false" fo:min-height="6.227cm" fo:min-width="5.787cm"/>
    </style:style>
    <style:style style:name="gr27" style:family="graphic">
      <style:graphic-properties svg:stroke-opacity="25%" draw:fill="solid" draw:fill-color="#ffffff" draw:opacity="25%" draw:textarea-horizontal-align="justify" draw:textarea-vertical-align="middle" draw:auto-grow-height="false" fo:min-height="0.554cm" fo:min-width="3.883cm"/>
    </style:style>
    <style:style style:name="gr28" style:family="graphic">
      <style:graphic-properties svg:stroke-opacity="25%" draw:fill="solid" draw:fill-color="#cccccc" draw:opacity="25%" draw:textarea-horizontal-align="justify" draw:textarea-vertical-align="middle" draw:auto-grow-height="false" fo:min-height="7.789cm" fo:min-width="5.54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color="#999999" fo:font-size="18pt"/>
    </style:style>
    <style:style style:name="P4" style:family="paragraph">
      <style:paragraph-properties fo:text-align="center"/>
      <style:text-properties fo:color="#999999"/>
    </style:style>
    <style:style style:name="P5" style:family="paragraph">
      <style:text-properties fo:color="#999999" fo:font-size="18pt"/>
    </style:style>
    <style:style style:name="P6" style:family="paragraph">
      <style:text-properties fo:font-size="18pt"/>
    </style:style>
    <style:style style:name="P7" style:family="paragraph">
      <style:paragraph-properties fo:text-align="center"/>
      <style:text-properties fo:color="#b3b3b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048cm" svg:height="6.513cm" svg:x="21.099cm" svg:y="12.334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POSTROUTIN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48cm" svg:height="6.513cm" svg:x="14.238cm" svg:y="10.234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FORWARD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861cm" svg:height="3.861cm" svg:x="2.206cm" svg:y="9.501cm">
          <text:p text:style-name="P1">Rute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4.469cm" svg:height="0.793cm" svg:x="1.902cm" svg:y="0.578cm">
          <text:p text:style-name="P1">paque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4" draw:id="id4" draw:layer="layout" svg:width="4.762cm" svg:height="4.687cm" svg:x="8.446cm" svg:y="9.088cm">
          <text:p text:style-name="P1">¿Es </text:p>
          <text:p text:style-name="P1">para este</text:p>
          <text:p text:style-name="P1">host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1" draw:layer="layout" svg:width="6.287cm" svg:height="6.477cm" svg:x="1cm" svg:y="2.029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PREROUTING</text:p>
          <draw:enhanced-geometry svg:viewBox="0 0 21600 21600" draw:type="rectangle" draw:enhanced-path="M 0 0 L 21600 0 21600 21600 0 21600 0 0 Z N"/>
        </draw:custom-shape>
        <draw:custom-shape draw:style-name="gr6" draw:text-style-name="P1" xml:id="id2" draw:id="id2" draw:layer="layout" svg:width="5.185cm" svg:height="1.298cm" svg:x="1.544cm" svg:y="2.552cm">
          <text:p text:style-name="P1">Tabla mangle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5.185cm" svg:height="1.298cm" svg:x="1.544cm" svg:y="4.944cm">
          <text:p text:style-name="P1">Tabla nat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s" svg:x1="4.136cm" svg:y1="1.371cm" svg:x2="4.136cm" svg:y2="2.552cm" draw:start-shape="id1" draw:start-glue-point="2" draw:end-shape="id2" draw:end-glue-point="0" svg:d="M4136 1371v501 179 501" svg:viewBox="0 0 1 1182">
          <text:p/>
        </draw:connector>
        <draw:connector draw:style-name="gr7" draw:text-style-name="P1" draw:layer="layout" draw:type="lines" svg:x1="6.067cm" svg:y1="11.432cm" svg:x2="8.446cm" svg:y2="11.432cm" draw:start-shape="id3" draw:start-glue-point="10" draw:end-shape="id4" draw:end-glue-point="5" svg:d="M6067 11432h501 1377 501" svg:viewBox="0 0 2380 1">
          <text:p/>
        </draw:connector>
        <draw:custom-shape draw:style-name="gr6" draw:text-style-name="P1" xml:id="id14" draw:id="id14" draw:layer="layout" svg:width="5.185cm" svg:height="1.298cm" svg:x="14.67cm" svg:y="10.827cm">
          <text:p text:style-name="P1">Tabla mangle</text:p>
          <draw:enhanced-geometry svg:viewBox="0 0 21600 21600" draw:type="rectangle" draw:enhanced-path="M 0 0 L 21600 0 21600 21600 0 21600 0 0 Z N"/>
        </draw:custom-shape>
        <draw:custom-shape draw:style-name="gr6" draw:text-style-name="P1" xml:id="id15" draw:id="id15" draw:layer="layout" svg:width="5.185cm" svg:height="1.298cm" svg:x="14.67cm" svg:y="12.972cm">
          <text:p text:style-name="P1">Tabla filt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48cm" svg:height="6.513cm" svg:x="7.776cm" svg:y="1.993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6" draw:text-style-name="P1" xml:id="id7" draw:id="id7" draw:layer="layout" svg:width="5.185cm" svg:height="1.298cm" svg:x="8.235cm" svg:y="2.552cm">
          <text:p text:style-name="P1">Tabla filter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3.861cm" svg:height="3.861cm" svg:x="15.432cm" svg:y="1.276cm">
          <text:p text:style-name="P1">Procesos </text:p>
          <text:p text:style-name="P1">locales y</text:p>
          <text:p text:style-name="P1">Rute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1" draw:id="id11" draw:layer="layout" svg:width="5.185cm" svg:height="1.298cm" svg:x="21.531cm" svg:y="12.986cm">
          <text:p text:style-name="P1">Tabla mangle</text:p>
          <draw:enhanced-geometry svg:viewBox="0 0 21600 21600" draw:type="rectangle" draw:enhanced-path="M 0 0 L 21600 0 21600 21600 0 21600 0 0 Z N"/>
        </draw:custom-shape>
        <draw:custom-shape draw:style-name="gr6" draw:text-style-name="P1" xml:id="id12" draw:id="id12" draw:layer="layout" svg:width="5.185cm" svg:height="1.298cm" svg:x="21.531cm" svg:y="15.22cm">
          <text:p text:style-name="P1">Tabla nat</text:p>
          <draw:enhanced-geometry svg:viewBox="0 0 21600 21600" draw:type="rectangle" draw:enhanced-path="M 0 0 L 21600 0 21600 21600 0 21600 0 0 Z N"/>
        </draw:custom-shape>
        <draw:custom-shape draw:style-name="gr8" draw:text-style-name="P1" xml:id="id16" draw:id="id16" draw:layer="layout" svg:width="4.469cm" svg:height="0.89cm" svg:x="21.889cm" svg:y="19.796cm">
          <text:p text:style-name="P1">paque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6" draw:id="id6" draw:layer="layout" svg:width="5.185cm" svg:height="1.298cm" svg:x="8.235cm" svg:y="4.944cm">
          <text:p text:style-name="P1">Tabla mangle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4.136cm" svg:y1="3.85cm" svg:x2="4.136cm" svg:y2="4.944cm" draw:start-shape="id2" draw:start-glue-point="2" draw:end-shape="id5" draw:end-glue-point="0" svg:d="M4136 3850v1094" svg:viewBox="0 0 1 1095">
          <text:p/>
        </draw:connector>
        <draw:connector draw:style-name="gr7" draw:text-style-name="P1" draw:layer="layout" draw:type="line" svg:x1="4.136cm" svg:y1="6.242cm" svg:x2="4.137cm" svg:y2="9.501cm" draw:start-shape="id5" draw:start-glue-point="2" draw:end-shape="id3" draw:end-glue-point="4" svg:d="M4136 6242l1 3259" svg:viewBox="0 0 2 3260">
          <text:p/>
        </draw:connector>
        <draw:connector draw:style-name="gr7" draw:text-style-name="P1" draw:layer="layout" draw:type="line" svg:x1="10.827cm" svg:y1="9.088cm" svg:x2="10.827cm" svg:y2="6.242cm" draw:start-shape="id4" draw:start-glue-point="4" draw:end-shape="id6" draw:end-glue-point="2" svg:d="M10827 9088v-2846" svg:viewBox="0 0 1 2847">
          <text:p/>
        </draw:connector>
        <draw:connector draw:style-name="gr7" draw:text-style-name="P1" draw:layer="layout" draw:type="line" svg:x1="10.827cm" svg:y1="4.944cm" svg:x2="10.827cm" svg:y2="3.85cm" draw:start-shape="id6" draw:start-glue-point="0" draw:end-shape="id7" draw:end-glue-point="2" svg:d="M10827 4944v-1094" svg:viewBox="0 0 1 1095">
          <text:p/>
        </draw:connector>
        <draw:custom-shape draw:style-name="gr9" draw:text-style-name="P1" draw:layer="layout" svg:width="6.048cm" svg:height="8.039cm" svg:x="21.099cm" svg:y="1.993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OUTPUT</text:p>
          <draw:enhanced-geometry svg:viewBox="0 0 21600 21600" draw:type="rectangle" draw:enhanced-path="M 0 0 L 21600 0 21600 21600 0 21600 0 0 Z N"/>
        </draw:custom-shape>
        <draw:custom-shape draw:style-name="gr6" draw:text-style-name="P1" xml:id="id8" draw:id="id8" draw:layer="layout" svg:width="5.185cm" svg:height="1.298cm" svg:x="21.531cm" svg:y="2.552cm">
          <text:p text:style-name="P1">Tabla mangle</text:p>
          <draw:enhanced-geometry svg:viewBox="0 0 21600 21600" draw:type="rectangle" draw:enhanced-path="M 0 0 L 21600 0 21600 21600 0 21600 0 0 Z N"/>
        </draw:custom-shape>
        <draw:custom-shape draw:style-name="gr6" draw:text-style-name="P1" xml:id="id9" draw:id="id9" draw:layer="layout" svg:width="5.185cm" svg:height="1.298cm" svg:x="21.531cm" svg:y="4.944cm">
          <text:p text:style-name="P1">Tabla nat</text:p>
          <draw:enhanced-geometry svg:viewBox="0 0 21600 21600" draw:type="rectangle" draw:enhanced-path="M 0 0 L 21600 0 21600 21600 0 21600 0 0 Z N"/>
        </draw:custom-shape>
        <draw:custom-shape draw:style-name="gr6" draw:text-style-name="P1" xml:id="id10" draw:id="id10" draw:layer="layout" svg:width="5.185cm" svg:height="1.298cm" svg:x="21.531cm" svg:y="7.208cm">
          <text:p text:style-name="P1">Tabla filter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24.123cm" svg:y1="3.85cm" svg:x2="24.123cm" svg:y2="4.944cm" draw:start-shape="id8" draw:start-glue-point="2" draw:end-shape="id9" draw:end-glue-point="0" svg:d="M24123 3850v1094" svg:viewBox="0 0 1 1095">
          <text:p/>
        </draw:connector>
        <draw:connector draw:style-name="gr7" draw:text-style-name="P1" draw:layer="layout" draw:type="line" svg:x1="24.123cm" svg:y1="6.242cm" svg:x2="24.123cm" svg:y2="7.208cm" draw:start-shape="id9" draw:start-glue-point="2" draw:end-shape="id10" draw:end-glue-point="0" svg:d="M24123 6242v966" svg:viewBox="0 0 1 967">
          <text:p/>
        </draw:connector>
        <draw:connector draw:style-name="gr7" draw:text-style-name="P1" draw:layer="layout" draw:type="line" svg:x1="24.123cm" svg:y1="14.284cm" svg:x2="24.123cm" svg:y2="15.22cm" draw:start-shape="id11" draw:start-glue-point="2" draw:end-shape="id12" draw:end-glue-point="0" svg:d="M24123 14284v936" svg:viewBox="0 0 1 937">
          <text:p/>
        </draw:connector>
        <draw:connector draw:style-name="gr7" draw:text-style-name="P1" draw:layer="layout" draw:type="line" svg:x1="19.293cm" svg:y1="3.207cm" svg:x2="21.531cm" svg:y2="3.201cm" draw:start-shape="id13" draw:start-glue-point="10" draw:end-shape="id8" draw:end-glue-point="3" svg:d="M19293 3207l2238-6" svg:viewBox="0 0 2239 7">
          <text:p/>
        </draw:connector>
        <draw:connector draw:style-name="gr7" draw:text-style-name="P1" draw:layer="layout" draw:type="line" svg:x1="13.208cm" svg:y1="11.432cm" svg:x2="14.67cm" svg:y2="11.476cm" draw:start-shape="id4" draw:start-glue-point="7" draw:end-shape="id14" draw:end-glue-point="3" svg:d="M13208 11432l1462 44" svg:viewBox="0 0 1463 45">
          <text:p/>
        </draw:connector>
        <draw:connector draw:style-name="gr7" draw:text-style-name="P1" draw:layer="layout" draw:type="line" svg:x1="17.262cm" svg:y1="12.125cm" svg:x2="17.262cm" svg:y2="12.972cm" draw:start-shape="id14" draw:start-glue-point="2" draw:end-shape="id15" draw:end-glue-point="0" svg:d="M17262 12125v847" svg:viewBox="0 0 1 848">
          <text:p/>
        </draw:connector>
        <draw:connector draw:style-name="gr7" draw:text-style-name="P1" draw:layer="layout" draw:type="line" svg:x1="19.855cm" svg:y1="13.621cm" svg:x2="21.531cm" svg:y2="13.635cm" draw:start-shape="id15" draw:start-glue-point="1" draw:end-shape="id11" draw:end-glue-point="3" svg:d="M19855 13621l1676 14" svg:viewBox="0 0 1677 15">
          <text:p/>
        </draw:connector>
        <draw:connector draw:style-name="gr7" draw:text-style-name="P1" draw:layer="layout" draw:type="line" svg:x1="24.123cm" svg:y1="8.506cm" svg:x2="24.123cm" svg:y2="12.986cm" draw:start-shape="id10" draw:start-glue-point="2" draw:end-shape="id11" draw:end-glue-point="0" svg:d="M24123 8506v4480" svg:viewBox="0 0 1 4481">
          <text:p/>
        </draw:connector>
        <draw:connector draw:style-name="gr7" draw:text-style-name="P1" draw:layer="layout" draw:type="line" svg:x1="24.123cm" svg:y1="16.518cm" svg:x2="24.123cm" svg:y2="19.796cm" draw:start-shape="id12" draw:start-glue-point="2" draw:end-shape="id16" draw:end-glue-point="0" svg:d="M24123 16518v3278" svg:viewBox="0 0 1 3279">
          <text:p/>
        </draw:connector>
        <draw:frame draw:style-name="gr10" draw:layer="layout" svg:width="1.103cm" svg:height="0.962cm" svg:x="11.175cm" svg:y="8.799cm">
          <draw:text-box>
            <text:p>SI</text:p>
          </draw:text-box>
        </draw:frame>
        <draw:frame draw:style-name="gr10" draw:layer="layout" svg:width="1.455cm" svg:height="0.962cm" svg:x="12.783cm" svg:y="11.621cm">
          <draw:text-box>
            <text:p>NO</text:p>
          </draw:text-box>
        </draw:frame>
        <draw:connector draw:style-name="gr7" draw:text-style-name="P1" draw:layer="layout" draw:type="line" svg:x1="13.42cm" svg:y1="3.201cm" svg:x2="15.432cm" svg:y2="3.207cm" draw:start-shape="id7" draw:start-glue-point="1" draw:end-shape="id13" draw:end-glue-point="6" svg:d="M13420 3201l2012 6" svg:viewBox="0 0 2013 7">
          <text:p/>
        </draw:connector>
      </draw:page>
      <draw:page draw:name="page2" draw:style-name="dp1" draw:master-page-name="Default_5f_">
        <draw:custom-shape draw:style-name="gr11" draw:text-style-name="P2" draw:layer="Layout" svg:width="6.048cm" svg:height="6.513cm" svg:x="21.099cm" svg:y="12.334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POSTROUTING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6.048cm" svg:height="6.513cm" svg:x="14.238cm" svg:y="10.234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FORWARD</text:p>
          <draw:enhanced-geometry svg:viewBox="0 0 21600 21600" draw:type="rectangle" draw:enhanced-path="M 0 0 L 21600 0 21600 21600 0 21600 0 0 Z N"/>
        </draw:custom-shape>
        <draw:custom-shape draw:style-name="gr13" draw:text-style-name="P3" xml:id="id19" draw:id="id19" draw:layer="Layout" svg:width="3.861cm" svg:height="3.861cm" svg:x="2.206cm" svg:y="9.501cm">
          <text:p text:style-name="P3">Rute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7" draw:id="id17" draw:layer="Layout" svg:width="4.469cm" svg:height="0.793cm" svg:x="1.902cm" svg:y="0.578cm">
          <text:p text:style-name="P3">paque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xml:id="id20" draw:id="id20" draw:layer="Layout" svg:width="4.762cm" svg:height="4.687cm" svg:x="8.446cm" svg:y="9.088cm">
          <text:p text:style-name="P3">¿Es </text:p>
          <text:p text:style-name="P3">para este</text:p>
          <text:p text:style-name="P3">host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6" draw:text-style-name="P3" draw:layer="Layout" svg:width="6.287cm" svg:height="6.477cm" svg:x="1cm" svg:y="2.029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PREROUTING</text:p>
          <draw:enhanced-geometry svg:viewBox="0 0 21600 21600" draw:type="rectangle" draw:enhanced-path="M 0 0 L 21600 0 21600 21600 0 21600 0 0 Z N"/>
        </draw:custom-shape>
        <draw:custom-shape draw:style-name="gr17" draw:text-style-name="P3" xml:id="id18" draw:id="id18" draw:layer="Layout" svg:width="5.185cm" svg:height="1.298cm" svg:x="1.544cm" svg:y="2.552cm">
          <text:p text:style-name="P3">Tabla mangle</text:p>
          <draw:enhanced-geometry svg:viewBox="0 0 21600 21600" draw:type="rectangle" draw:enhanced-path="M 0 0 L 21600 0 21600 21600 0 21600 0 0 Z N"/>
        </draw:custom-shape>
        <draw:custom-shape draw:style-name="gr17" draw:text-style-name="P3" xml:id="id21" draw:id="id21" draw:layer="Layout" svg:width="5.185cm" svg:height="1.298cm" svg:x="1.544cm" svg:y="4.944cm">
          <text:p text:style-name="P3">Tabla nat</text:p>
          <draw:enhanced-geometry svg:viewBox="0 0 21600 21600" draw:type="rectangle" draw:enhanced-path="M 0 0 L 21600 0 21600 21600 0 21600 0 0 Z N"/>
        </draw:custom-shape>
        <draw:connector draw:style-name="gr18" draw:text-style-name="P4" draw:layer="layout" draw:type="lines" svg:x1="4.136cm" svg:y1="1.371cm" svg:x2="4.136cm" svg:y2="2.552cm" draw:start-shape="id17" draw:start-glue-point="2" draw:end-shape="id18" draw:end-glue-point="0" svg:d="M4136 1371v501 179 501" svg:viewBox="0 0 1 1182">
          <text:p/>
        </draw:connector>
        <draw:connector draw:style-name="gr18" draw:text-style-name="P4" draw:layer="layout" draw:type="lines" svg:x1="6.067cm" svg:y1="11.432cm" svg:x2="8.446cm" svg:y2="11.432cm" draw:start-shape="id19" draw:start-glue-point="10" draw:end-shape="id20" draw:end-glue-point="5" svg:d="M6067 11432h501 1377 501" svg:viewBox="0 0 2380 1">
          <text:p/>
        </draw:connector>
        <draw:custom-shape draw:style-name="gr17" draw:text-style-name="P3" xml:id="id30" draw:id="id30" draw:layer="Layout" svg:width="5.185cm" svg:height="1.298cm" svg:x="14.67cm" svg:y="10.827cm">
          <text:p text:style-name="P3">Tabla mangle</text:p>
          <draw:enhanced-geometry svg:viewBox="0 0 21600 21600" draw:type="rectangle" draw:enhanced-path="M 0 0 L 21600 0 21600 21600 0 21600 0 0 Z N"/>
        </draw:custom-shape>
        <draw:custom-shape draw:style-name="gr17" draw:text-style-name="P3" xml:id="id31" draw:id="id31" draw:layer="Layout" svg:width="5.185cm" svg:height="1.298cm" svg:x="14.67cm" svg:y="12.972cm">
          <text:p text:style-name="P3">Tabla filter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6.048cm" svg:height="6.513cm" svg:x="7.776cm" svg:y="1.993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INPUT</text:p>
          <draw:enhanced-geometry svg:viewBox="0 0 21600 21600" draw:type="rectangle" draw:enhanced-path="M 0 0 L 21600 0 21600 21600 0 21600 0 0 Z N"/>
        </draw:custom-shape>
        <draw:custom-shape draw:style-name="gr17" draw:text-style-name="P3" xml:id="id23" draw:id="id23" draw:layer="Layout" svg:width="5.185cm" svg:height="1.298cm" svg:x="8.235cm" svg:y="2.552cm">
          <text:p text:style-name="P3">Tabla filter</text:p>
          <draw:enhanced-geometry svg:viewBox="0 0 21600 21600" draw:type="rectangle" draw:enhanced-path="M 0 0 L 21600 0 21600 21600 0 21600 0 0 Z N"/>
        </draw:custom-shape>
        <draw:custom-shape draw:style-name="gr19" draw:text-style-name="P2" xml:id="id29" draw:id="id29" draw:layer="Layout" svg:width="3.861cm" svg:height="3.861cm" svg:x="15.432cm" svg:y="1.276cm">
          <text:p text:style-name="P2">Procesos </text:p>
          <text:p text:style-name="P2">locales y</text:p>
          <text:p text:style-name="P2">Rute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xml:id="id27" draw:id="id27" draw:layer="Layout" svg:width="5.185cm" svg:height="1.298cm" svg:x="21.531cm" svg:y="12.986cm">
          <text:p text:style-name="P2">Tabla mangle</text:p>
          <draw:enhanced-geometry svg:viewBox="0 0 21600 21600" draw:type="rectangle" draw:enhanced-path="M 0 0 L 21600 0 21600 21600 0 21600 0 0 Z N"/>
        </draw:custom-shape>
        <draw:custom-shape draw:style-name="gr20" draw:text-style-name="P2" xml:id="id28" draw:id="id28" draw:layer="Layout" svg:width="5.185cm" svg:height="1.298cm" svg:x="21.531cm" svg:y="15.22cm">
          <text:p text:style-name="P2">Tabla nat</text:p>
          <draw:enhanced-geometry svg:viewBox="0 0 21600 21600" draw:type="rectangle" draw:enhanced-path="M 0 0 L 21600 0 21600 21600 0 21600 0 0 Z N"/>
        </draw:custom-shape>
        <draw:custom-shape draw:style-name="gr21" draw:text-style-name="P2" xml:id="id32" draw:id="id32" draw:layer="Layout" svg:width="4.469cm" svg:height="0.89cm" svg:x="21.889cm" svg:y="19.796cm">
          <text:p text:style-name="P2">paque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xml:id="id22" draw:id="id22" draw:layer="Layout" svg:width="5.185cm" svg:height="1.298cm" svg:x="8.235cm" svg:y="4.944cm">
          <text:p text:style-name="P3">Tabla mangle</text:p>
          <draw:enhanced-geometry svg:viewBox="0 0 21600 21600" draw:type="rectangle" draw:enhanced-path="M 0 0 L 21600 0 21600 21600 0 21600 0 0 Z N"/>
        </draw:custom-shape>
        <draw:connector draw:style-name="gr18" draw:text-style-name="P4" draw:layer="layout" draw:type="line" svg:x1="4.136cm" svg:y1="3.85cm" svg:x2="4.136cm" svg:y2="4.944cm" draw:start-shape="id18" draw:start-glue-point="2" draw:end-shape="id21" draw:end-glue-point="0" svg:d="M4136 3850v1094" svg:viewBox="0 0 1 1095">
          <text:p/>
        </draw:connector>
        <draw:connector draw:style-name="gr18" draw:text-style-name="P4" draw:layer="layout" draw:type="line" svg:x1="4.136cm" svg:y1="6.242cm" svg:x2="4.137cm" svg:y2="9.501cm" draw:start-shape="id21" draw:start-glue-point="2" draw:end-shape="id19" draw:end-glue-point="4" svg:d="M4136 6242l1 3259" svg:viewBox="0 0 2 3260">
          <text:p/>
        </draw:connector>
        <draw:connector draw:style-name="gr18" draw:text-style-name="P4" draw:layer="layout" draw:type="line" svg:x1="10.827cm" svg:y1="9.088cm" svg:x2="10.827cm" svg:y2="6.242cm" draw:start-shape="id20" draw:start-glue-point="4" draw:end-shape="id22" draw:end-glue-point="2" svg:d="M10827 9088v-2846" svg:viewBox="0 0 1 2847">
          <text:p/>
        </draw:connector>
        <draw:connector draw:style-name="gr18" draw:text-style-name="P4" draw:layer="layout" draw:type="line" svg:x1="10.827cm" svg:y1="4.944cm" svg:x2="10.827cm" svg:y2="3.85cm" draw:start-shape="id22" draw:start-glue-point="0" draw:end-shape="id23" draw:end-glue-point="2" svg:d="M10827 4944v-1094" svg:viewBox="0 0 1 1095">
          <text:p/>
        </draw:connector>
        <draw:custom-shape draw:style-name="gr22" draw:text-style-name="P2" draw:layer="Layout" svg:width="6.048cm" svg:height="8.039cm" svg:x="21.099cm" svg:y="1.993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OUTPUT</text:p>
          <draw:enhanced-geometry svg:viewBox="0 0 21600 21600" draw:type="rectangle" draw:enhanced-path="M 0 0 L 21600 0 21600 21600 0 21600 0 0 Z N"/>
        </draw:custom-shape>
        <draw:custom-shape draw:style-name="gr20" draw:text-style-name="P2" xml:id="id24" draw:id="id24" draw:layer="Layout" svg:width="5.185cm" svg:height="1.298cm" svg:x="21.531cm" svg:y="2.552cm">
          <text:p text:style-name="P2">Tabla mangle</text:p>
          <draw:enhanced-geometry svg:viewBox="0 0 21600 21600" draw:type="rectangle" draw:enhanced-path="M 0 0 L 21600 0 21600 21600 0 21600 0 0 Z N"/>
        </draw:custom-shape>
        <draw:custom-shape draw:style-name="gr20" draw:text-style-name="P2" xml:id="id25" draw:id="id25" draw:layer="Layout" svg:width="5.185cm" svg:height="1.298cm" svg:x="21.531cm" svg:y="4.944cm">
          <text:p text:style-name="P2">Tabla nat</text:p>
          <draw:enhanced-geometry svg:viewBox="0 0 21600 21600" draw:type="rectangle" draw:enhanced-path="M 0 0 L 21600 0 21600 21600 0 21600 0 0 Z N"/>
        </draw:custom-shape>
        <draw:custom-shape draw:style-name="gr20" draw:text-style-name="P2" xml:id="id26" draw:id="id26" draw:layer="Layout" svg:width="5.185cm" svg:height="1.298cm" svg:x="21.531cm" svg:y="7.208cm">
          <text:p text:style-name="P2">Tabla filter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24.123cm" svg:y1="3.85cm" svg:x2="24.123cm" svg:y2="4.944cm" draw:start-shape="id24" draw:start-glue-point="2" draw:end-shape="id25" draw:end-glue-point="0" svg:d="M24123 3850v1094" svg:viewBox="0 0 1 1095">
          <text:p/>
        </draw:connector>
        <draw:connector draw:style-name="gr7" draw:text-style-name="P1" draw:layer="layout" draw:type="line" svg:x1="24.123cm" svg:y1="6.242cm" svg:x2="24.123cm" svg:y2="7.208cm" draw:start-shape="id25" draw:start-glue-point="2" draw:end-shape="id26" draw:end-glue-point="0" svg:d="M24123 6242v966" svg:viewBox="0 0 1 967">
          <text:p/>
        </draw:connector>
        <draw:connector draw:style-name="gr7" draw:text-style-name="P1" draw:layer="layout" draw:type="line" svg:x1="24.123cm" svg:y1="14.284cm" svg:x2="24.123cm" svg:y2="15.22cm" draw:start-shape="id27" draw:start-glue-point="2" draw:end-shape="id28" draw:end-glue-point="0" svg:d="M24123 14284v936" svg:viewBox="0 0 1 937">
          <text:p/>
        </draw:connector>
        <draw:connector draw:style-name="gr7" draw:text-style-name="P1" draw:layer="layout" draw:type="line" svg:x1="19.293cm" svg:y1="3.207cm" svg:x2="21.531cm" svg:y2="3.201cm" draw:start-shape="id29" draw:start-glue-point="10" draw:end-shape="id24" draw:end-glue-point="3" svg:d="M19293 3207l2238-6" svg:viewBox="0 0 2239 7">
          <text:p/>
        </draw:connector>
        <draw:connector draw:style-name="gr18" draw:text-style-name="P4" draw:layer="layout" draw:type="line" svg:x1="13.208cm" svg:y1="11.432cm" svg:x2="14.67cm" svg:y2="11.476cm" draw:start-shape="id20" draw:start-glue-point="7" draw:end-shape="id30" draw:end-glue-point="3" svg:d="M13208 11432l1462 44" svg:viewBox="0 0 1463 45">
          <text:p/>
        </draw:connector>
        <draw:connector draw:style-name="gr18" draw:text-style-name="P4" draw:layer="layout" draw:type="line" svg:x1="17.262cm" svg:y1="12.125cm" svg:x2="17.262cm" svg:y2="12.972cm" draw:start-shape="id30" draw:start-glue-point="2" draw:end-shape="id31" draw:end-glue-point="0" svg:d="M17262 12125v847" svg:viewBox="0 0 1 848">
          <text:p/>
        </draw:connector>
        <draw:connector draw:style-name="gr18" draw:text-style-name="P4" draw:layer="layout" draw:type="line" svg:x1="19.855cm" svg:y1="13.621cm" svg:x2="21.531cm" svg:y2="13.635cm" draw:start-shape="id31" draw:start-glue-point="1" draw:end-shape="id27" draw:end-glue-point="3" svg:d="M19855 13621l1676 14" svg:viewBox="0 0 1677 15">
          <text:p/>
        </draw:connector>
        <draw:connector draw:style-name="gr7" draw:text-style-name="P1" draw:layer="layout" draw:type="line" svg:x1="24.123cm" svg:y1="8.506cm" svg:x2="24.123cm" svg:y2="12.986cm" draw:start-shape="id26" draw:start-glue-point="2" draw:end-shape="id27" draw:end-glue-point="0" svg:d="M24123 8506v4480" svg:viewBox="0 0 1 4481">
          <text:p/>
        </draw:connector>
        <draw:connector draw:style-name="gr7" draw:text-style-name="P1" draw:layer="layout" draw:type="line" svg:x1="24.123cm" svg:y1="16.518cm" svg:x2="24.123cm" svg:y2="19.796cm" draw:start-shape="id28" draw:start-glue-point="2" draw:end-shape="id32" draw:end-glue-point="0" svg:d="M24123 16518v3278" svg:viewBox="0 0 1 3279">
          <text:p/>
        </draw:connector>
        <draw:frame draw:style-name="gr23" draw:text-style-name="P5" draw:layer="layout" svg:width="1.103cm" svg:height="0.962cm" svg:x="11.175cm" svg:y="8.799cm">
          <draw:text-box>
            <text:p text:style-name="P5">SI</text:p>
          </draw:text-box>
        </draw:frame>
        <draw:frame draw:style-name="gr23" draw:text-style-name="P5" draw:layer="layout" svg:width="1.455cm" svg:height="0.962cm" svg:x="12.783cm" svg:y="11.621cm">
          <draw:text-box>
            <text:p text:style-name="P5">NO</text:p>
          </draw:text-box>
        </draw:frame>
        <draw:connector draw:style-name="gr18" draw:text-style-name="P4" draw:layer="layout" draw:type="line" svg:x1="13.42cm" svg:y1="3.201cm" svg:x2="15.432cm" svg:y2="3.207cm" draw:start-shape="id23" draw:start-glue-point="1" draw:end-shape="id29" draw:end-glue-point="6" svg:d="M13420 3201l2012 6" svg:viewBox="0 0 2013 7">
          <text:p/>
        </draw:connector>
      </draw:page>
      <draw:page draw:name="page3" draw:style-name="dp1" draw:master-page-name="Default_5f_">
        <draw:custom-shape draw:style-name="gr12" draw:text-style-name="P3" draw:layer="Layout" svg:width="6.048cm" svg:height="6.513cm" svg:x="21.099cm" svg:y="12.334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POSTROUTING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6.048cm" svg:height="6.513cm" svg:x="14.238cm" svg:y="10.234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FORWARD</text:p>
          <draw:enhanced-geometry svg:viewBox="0 0 21600 21600" draw:type="rectangle" draw:enhanced-path="M 0 0 L 21600 0 21600 21600 0 21600 0 0 Z N"/>
        </draw:custom-shape>
        <draw:custom-shape draw:style-name="gr19" draw:text-style-name="P2" xml:id="id35" draw:id="id35" draw:layer="Layout" svg:width="3.861cm" svg:height="3.861cm" svg:x="2.206cm" svg:y="9.501cm">
          <text:p text:style-name="P2">Rute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xml:id="id33" draw:id="id33" draw:layer="Layout" svg:width="4.469cm" svg:height="0.793cm" svg:x="1.902cm" svg:y="0.578cm">
          <text:p text:style-name="P2">paque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" xml:id="id36" draw:id="id36" draw:layer="Layout" svg:width="4.762cm" svg:height="4.687cm" svg:x="8.446cm" svg:y="9.088cm">
          <text:p text:style-name="P2">¿Es </text:p>
          <text:p text:style-name="P2">para este</text:p>
          <text:p text:style-name="P2">host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6" draw:text-style-name="P2" draw:layer="Layout" svg:width="6.287cm" svg:height="6.477cm" svg:x="1cm" svg:y="2.029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PREROUTING</text:p>
          <draw:enhanced-geometry svg:viewBox="0 0 21600 21600" draw:type="rectangle" draw:enhanced-path="M 0 0 L 21600 0 21600 21600 0 21600 0 0 Z N"/>
        </draw:custom-shape>
        <draw:custom-shape draw:style-name="gr20" draw:text-style-name="P2" xml:id="id34" draw:id="id34" draw:layer="Layout" svg:width="5.185cm" svg:height="1.298cm" svg:x="1.544cm" svg:y="2.552cm">
          <text:p text:style-name="P2">Tabla mangle</text:p>
          <draw:enhanced-geometry svg:viewBox="0 0 21600 21600" draw:type="rectangle" draw:enhanced-path="M 0 0 L 21600 0 21600 21600 0 21600 0 0 Z N"/>
        </draw:custom-shape>
        <draw:custom-shape draw:style-name="gr20" draw:text-style-name="P2" xml:id="id37" draw:id="id37" draw:layer="Layout" svg:width="5.185cm" svg:height="1.298cm" svg:x="1.544cm" svg:y="4.944cm">
          <text:p text:style-name="P2">Tabla nat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s" svg:x1="4.136cm" svg:y1="1.371cm" svg:x2="4.136cm" svg:y2="2.552cm" draw:start-shape="id33" draw:start-glue-point="2" draw:end-shape="id34" draw:end-glue-point="0" svg:d="M4136 1371v501 179 501" svg:viewBox="0 0 1 1182">
          <text:p/>
        </draw:connector>
        <draw:connector draw:style-name="gr7" draw:text-style-name="P1" draw:layer="layout" draw:type="lines" svg:x1="6.067cm" svg:y1="11.432cm" svg:x2="8.446cm" svg:y2="11.432cm" draw:start-shape="id35" draw:start-glue-point="10" draw:end-shape="id36" draw:end-glue-point="5" svg:d="M6067 11432h501 1377 501" svg:viewBox="0 0 2380 1">
          <text:p/>
        </draw:connector>
        <draw:custom-shape draw:style-name="gr17" draw:text-style-name="P3" xml:id="id46" draw:id="id46" draw:layer="Layout" svg:width="5.185cm" svg:height="1.298cm" svg:x="14.67cm" svg:y="10.827cm">
          <text:p text:style-name="P3">Tabla mangle</text:p>
          <draw:enhanced-geometry svg:viewBox="0 0 21600 21600" draw:type="rectangle" draw:enhanced-path="M 0 0 L 21600 0 21600 21600 0 21600 0 0 Z N"/>
        </draw:custom-shape>
        <draw:custom-shape draw:style-name="gr17" draw:text-style-name="P3" xml:id="id47" draw:id="id47" draw:layer="Layout" svg:width="5.185cm" svg:height="1.298cm" svg:x="14.67cm" svg:y="12.972cm">
          <text:p text:style-name="P3">Tabla filter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6.048cm" svg:height="6.513cm" svg:x="7.776cm" svg:y="1.993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INPUT</text:p>
          <draw:enhanced-geometry svg:viewBox="0 0 21600 21600" draw:type="rectangle" draw:enhanced-path="M 0 0 L 21600 0 21600 21600 0 21600 0 0 Z N"/>
        </draw:custom-shape>
        <draw:custom-shape draw:style-name="gr20" draw:text-style-name="P2" xml:id="id39" draw:id="id39" draw:layer="Layout" svg:width="5.185cm" svg:height="1.298cm" svg:x="8.235cm" svg:y="2.552cm">
          <text:p text:style-name="P2">Tabla filter</text:p>
          <draw:enhanced-geometry svg:viewBox="0 0 21600 21600" draw:type="rectangle" draw:enhanced-path="M 0 0 L 21600 0 21600 21600 0 21600 0 0 Z N"/>
        </draw:custom-shape>
        <draw:custom-shape draw:style-name="gr19" draw:text-style-name="P2" xml:id="id45" draw:id="id45" draw:layer="Layout" svg:width="3.861cm" svg:height="3.861cm" svg:x="15.432cm" svg:y="1.276cm">
          <text:p text:style-name="P2">Procesos </text:p>
          <text:p text:style-name="P2">locales y</text:p>
          <text:p text:style-name="P2">Rute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43" draw:id="id43" draw:layer="Layout" svg:width="5.185cm" svg:height="1.298cm" svg:x="21.531cm" svg:y="12.986cm">
          <text:p text:style-name="P3">Tabla mangle</text:p>
          <draw:enhanced-geometry svg:viewBox="0 0 21600 21600" draw:type="rectangle" draw:enhanced-path="M 0 0 L 21600 0 21600 21600 0 21600 0 0 Z N"/>
        </draw:custom-shape>
        <draw:custom-shape draw:style-name="gr17" draw:text-style-name="P3" xml:id="id44" draw:id="id44" draw:layer="Layout" svg:width="5.185cm" svg:height="1.298cm" svg:x="21.531cm" svg:y="15.22cm">
          <text:p text:style-name="P3">Tabla nat</text:p>
          <draw:enhanced-geometry svg:viewBox="0 0 21600 21600" draw:type="rectangle" draw:enhanced-path="M 0 0 L 21600 0 21600 21600 0 21600 0 0 Z N"/>
        </draw:custom-shape>
        <draw:custom-shape draw:style-name="gr27" draw:text-style-name="P3" xml:id="id48" draw:id="id48" draw:layer="Layout" svg:width="4.469cm" svg:height="0.89cm" svg:x="21.889cm" svg:y="19.796cm">
          <text:p text:style-name="P3">paque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xml:id="id38" draw:id="id38" draw:layer="Layout" svg:width="5.185cm" svg:height="1.298cm" svg:x="8.235cm" svg:y="4.944cm">
          <text:p text:style-name="P2">Tabla mangle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4.136cm" svg:y1="3.85cm" svg:x2="4.136cm" svg:y2="4.944cm" draw:start-shape="id34" draw:start-glue-point="2" draw:end-shape="id37" draw:end-glue-point="0" svg:d="M4136 3850v1094" svg:viewBox="0 0 1 1095">
          <text:p/>
        </draw:connector>
        <draw:connector draw:style-name="gr7" draw:text-style-name="P1" draw:layer="layout" draw:type="line" svg:x1="4.136cm" svg:y1="6.242cm" svg:x2="4.137cm" svg:y2="9.501cm" draw:start-shape="id37" draw:start-glue-point="2" draw:end-shape="id35" draw:end-glue-point="4" svg:d="M4136 6242l1 3259" svg:viewBox="0 0 2 3260">
          <text:p/>
        </draw:connector>
        <draw:connector draw:style-name="gr7" draw:text-style-name="P1" draw:layer="layout" draw:type="line" svg:x1="10.827cm" svg:y1="9.088cm" svg:x2="10.827cm" svg:y2="6.242cm" draw:start-shape="id36" draw:start-glue-point="4" draw:end-shape="id38" draw:end-glue-point="2" svg:d="M10827 9088v-2846" svg:viewBox="0 0 1 2847">
          <text:p/>
        </draw:connector>
        <draw:connector draw:style-name="gr7" draw:text-style-name="P1" draw:layer="layout" draw:type="line" svg:x1="10.827cm" svg:y1="4.944cm" svg:x2="10.827cm" svg:y2="3.85cm" draw:start-shape="id38" draw:start-glue-point="0" draw:end-shape="id39" draw:end-glue-point="2" svg:d="M10827 4944v-1094" svg:viewBox="0 0 1 1095">
          <text:p/>
        </draw:connector>
        <draw:custom-shape draw:style-name="gr28" draw:text-style-name="P3" draw:layer="Layout" svg:width="6.048cm" svg:height="8.039cm" svg:x="21.099cm" svg:y="1.993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OUTPUT</text:p>
          <draw:enhanced-geometry svg:viewBox="0 0 21600 21600" draw:type="rectangle" draw:enhanced-path="M 0 0 L 21600 0 21600 21600 0 21600 0 0 Z N"/>
        </draw:custom-shape>
        <draw:custom-shape draw:style-name="gr17" draw:text-style-name="P3" xml:id="id40" draw:id="id40" draw:layer="Layout" svg:width="5.185cm" svg:height="1.298cm" svg:x="21.531cm" svg:y="2.552cm">
          <text:p text:style-name="P3">Tabla mangle</text:p>
          <draw:enhanced-geometry svg:viewBox="0 0 21600 21600" draw:type="rectangle" draw:enhanced-path="M 0 0 L 21600 0 21600 21600 0 21600 0 0 Z N"/>
        </draw:custom-shape>
        <draw:custom-shape draw:style-name="gr17" draw:text-style-name="P3" xml:id="id41" draw:id="id41" draw:layer="Layout" svg:width="5.185cm" svg:height="1.298cm" svg:x="21.531cm" svg:y="4.944cm">
          <text:p text:style-name="P3">Tabla nat</text:p>
          <draw:enhanced-geometry svg:viewBox="0 0 21600 21600" draw:type="rectangle" draw:enhanced-path="M 0 0 L 21600 0 21600 21600 0 21600 0 0 Z N"/>
        </draw:custom-shape>
        <draw:custom-shape draw:style-name="gr17" draw:text-style-name="P3" xml:id="id42" draw:id="id42" draw:layer="Layout" svg:width="5.185cm" svg:height="1.298cm" svg:x="21.531cm" svg:y="7.208cm">
          <text:p text:style-name="P3">Tabla filter</text:p>
          <draw:enhanced-geometry svg:viewBox="0 0 21600 21600" draw:type="rectangle" draw:enhanced-path="M 0 0 L 21600 0 21600 21600 0 21600 0 0 Z N"/>
        </draw:custom-shape>
        <draw:connector draw:style-name="gr18" draw:text-style-name="P4" draw:layer="layout" draw:type="line" svg:x1="24.123cm" svg:y1="3.85cm" svg:x2="24.123cm" svg:y2="4.944cm" draw:start-shape="id40" draw:start-glue-point="2" draw:end-shape="id41" draw:end-glue-point="0" svg:d="M24123 3850v1094" svg:viewBox="0 0 1 1095">
          <text:p/>
        </draw:connector>
        <draw:connector draw:style-name="gr18" draw:text-style-name="P4" draw:layer="layout" draw:type="line" svg:x1="24.123cm" svg:y1="6.242cm" svg:x2="24.123cm" svg:y2="7.208cm" draw:start-shape="id41" draw:start-glue-point="2" draw:end-shape="id42" draw:end-glue-point="0" svg:d="M24123 6242v966" svg:viewBox="0 0 1 967">
          <text:p/>
        </draw:connector>
        <draw:connector draw:style-name="gr18" draw:text-style-name="P4" draw:layer="layout" draw:type="line" svg:x1="24.123cm" svg:y1="14.284cm" svg:x2="24.123cm" svg:y2="15.22cm" draw:start-shape="id43" draw:start-glue-point="2" draw:end-shape="id44" draw:end-glue-point="0" svg:d="M24123 14284v936" svg:viewBox="0 0 1 937">
          <text:p/>
        </draw:connector>
        <draw:connector draw:style-name="gr18" draw:text-style-name="P4" draw:layer="layout" draw:type="line" svg:x1="19.293cm" svg:y1="3.207cm" svg:x2="21.531cm" svg:y2="3.201cm" draw:start-shape="id45" draw:start-glue-point="10" draw:end-shape="id40" draw:end-glue-point="3" svg:d="M19293 3207l2238-6" svg:viewBox="0 0 2239 7">
          <text:p/>
        </draw:connector>
        <draw:connector draw:style-name="gr18" draw:text-style-name="P4" draw:layer="layout" draw:type="line" svg:x1="13.208cm" svg:y1="11.432cm" svg:x2="14.67cm" svg:y2="11.476cm" draw:start-shape="id36" draw:start-glue-point="7" draw:end-shape="id46" draw:end-glue-point="3" svg:d="M13208 11432l1462 44" svg:viewBox="0 0 1463 45">
          <text:p/>
        </draw:connector>
        <draw:connector draw:style-name="gr18" draw:text-style-name="P4" draw:layer="layout" draw:type="line" svg:x1="17.262cm" svg:y1="12.125cm" svg:x2="17.262cm" svg:y2="12.972cm" draw:start-shape="id46" draw:start-glue-point="2" draw:end-shape="id47" draw:end-glue-point="0" svg:d="M17262 12125v847" svg:viewBox="0 0 1 848">
          <text:p/>
        </draw:connector>
        <draw:connector draw:style-name="gr18" draw:text-style-name="P4" draw:layer="layout" draw:type="line" svg:x1="19.855cm" svg:y1="13.621cm" svg:x2="21.531cm" svg:y2="13.635cm" draw:start-shape="id47" draw:start-glue-point="1" draw:end-shape="id43" draw:end-glue-point="3" svg:d="M19855 13621l1676 14" svg:viewBox="0 0 1677 15">
          <text:p/>
        </draw:connector>
        <draw:connector draw:style-name="gr18" draw:text-style-name="P4" draw:layer="layout" draw:type="line" svg:x1="24.123cm" svg:y1="8.506cm" svg:x2="24.123cm" svg:y2="12.986cm" draw:start-shape="id42" draw:start-glue-point="2" draw:end-shape="id43" draw:end-glue-point="0" svg:d="M24123 8506v4480" svg:viewBox="0 0 1 4481">
          <text:p/>
        </draw:connector>
        <draw:connector draw:style-name="gr18" draw:text-style-name="P4" draw:layer="layout" draw:type="line" svg:x1="24.123cm" svg:y1="16.518cm" svg:x2="24.123cm" svg:y2="19.796cm" draw:start-shape="id44" draw:start-glue-point="2" draw:end-shape="id48" draw:end-glue-point="0" svg:d="M24123 16518v3278" svg:viewBox="0 0 1 3279">
          <text:p/>
        </draw:connector>
        <draw:frame draw:style-name="gr10" draw:text-style-name="P6" draw:layer="layout" svg:width="1.103cm" svg:height="0.962cm" svg:x="11.175cm" svg:y="8.799cm">
          <draw:text-box>
            <text:p text:style-name="P6">SI</text:p>
          </draw:text-box>
        </draw:frame>
        <draw:frame draw:style-name="gr10" draw:text-style-name="P6" draw:layer="layout" svg:width="1.455cm" svg:height="0.962cm" svg:x="12.783cm" svg:y="11.621cm">
          <draw:text-box>
            <text:p text:style-name="P6">NO</text:p>
          </draw:text-box>
        </draw:frame>
        <draw:connector draw:style-name="gr7" draw:text-style-name="P1" draw:layer="layout" draw:type="line" svg:x1="13.42cm" svg:y1="3.201cm" svg:x2="15.432cm" svg:y2="3.207cm" draw:start-shape="id39" draw:start-glue-point="1" draw:end-shape="id45" draw:end-glue-point="6" svg:d="M13420 3201l2012 6" svg:viewBox="0 0 2013 7">
          <text:p/>
        </draw:connector>
      </draw:page>
      <draw:page draw:name="page4" draw:style-name="dp1" draw:master-page-name="Default_5f_">
        <draw:custom-shape draw:style-name="gr11" draw:text-style-name="P2" draw:layer="Layout" svg:width="6.048cm" svg:height="6.513cm" svg:x="21.099cm" svg:y="12.334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POSTROUTING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6.048cm" svg:height="6.513cm" svg:x="14.238cm" svg:y="10.234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FORWARD</text:p>
          <draw:enhanced-geometry svg:viewBox="0 0 21600 21600" draw:type="rectangle" draw:enhanced-path="M 0 0 L 21600 0 21600 21600 0 21600 0 0 Z N"/>
        </draw:custom-shape>
        <draw:custom-shape draw:style-name="gr19" draw:text-style-name="P2" xml:id="id51" draw:id="id51" draw:layer="Layout" svg:width="3.861cm" svg:height="3.861cm" svg:x="2.206cm" svg:y="9.501cm">
          <text:p text:style-name="P2">Rute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xml:id="id49" draw:id="id49" draw:layer="Layout" svg:width="4.469cm" svg:height="0.793cm" svg:x="1.902cm" svg:y="0.578cm">
          <text:p text:style-name="P2">paque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" xml:id="id52" draw:id="id52" draw:layer="Layout" svg:width="4.762cm" svg:height="4.687cm" svg:x="8.446cm" svg:y="9.088cm">
          <text:p text:style-name="P2">¿Es </text:p>
          <text:p text:style-name="P2">para este</text:p>
          <text:p text:style-name="P2">host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6" draw:text-style-name="P2" draw:layer="Layout" svg:width="6.287cm" svg:height="6.477cm" svg:x="1cm" svg:y="2.029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PREROUTING</text:p>
          <draw:enhanced-geometry svg:viewBox="0 0 21600 21600" draw:type="rectangle" draw:enhanced-path="M 0 0 L 21600 0 21600 21600 0 21600 0 0 Z N"/>
        </draw:custom-shape>
        <draw:custom-shape draw:style-name="gr20" draw:text-style-name="P2" xml:id="id50" draw:id="id50" draw:layer="Layout" svg:width="5.185cm" svg:height="1.298cm" svg:x="1.544cm" svg:y="2.552cm">
          <text:p text:style-name="P2">Tabla mangle</text:p>
          <draw:enhanced-geometry svg:viewBox="0 0 21600 21600" draw:type="rectangle" draw:enhanced-path="M 0 0 L 21600 0 21600 21600 0 21600 0 0 Z N"/>
        </draw:custom-shape>
        <draw:custom-shape draw:style-name="gr20" draw:text-style-name="P2" xml:id="id53" draw:id="id53" draw:layer="Layout" svg:width="5.185cm" svg:height="1.298cm" svg:x="1.544cm" svg:y="4.944cm">
          <text:p text:style-name="P2">Tabla nat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s" svg:x1="4.136cm" svg:y1="1.371cm" svg:x2="4.136cm" svg:y2="2.552cm" draw:start-shape="id49" draw:start-glue-point="2" draw:end-shape="id50" draw:end-glue-point="0" svg:d="M4136 1371v501 179 501" svg:viewBox="0 0 1 1182">
          <text:p/>
        </draw:connector>
        <draw:connector draw:style-name="gr7" draw:text-style-name="P1" draw:layer="layout" draw:type="lines" svg:x1="6.067cm" svg:y1="11.432cm" svg:x2="8.446cm" svg:y2="11.432cm" draw:start-shape="id51" draw:start-glue-point="10" draw:end-shape="id52" draw:end-glue-point="5" svg:d="M6067 11432h501 1377 501" svg:viewBox="0 0 2380 1">
          <text:p/>
        </draw:connector>
        <draw:custom-shape draw:style-name="gr20" draw:text-style-name="P2" xml:id="id62" draw:id="id62" draw:layer="Layout" svg:width="5.185cm" svg:height="1.298cm" svg:x="14.67cm" svg:y="10.827cm">
          <text:p text:style-name="P2">Tabla mangle</text:p>
          <draw:enhanced-geometry svg:viewBox="0 0 21600 21600" draw:type="rectangle" draw:enhanced-path="M 0 0 L 21600 0 21600 21600 0 21600 0 0 Z N"/>
        </draw:custom-shape>
        <draw:custom-shape draw:style-name="gr20" draw:text-style-name="P2" xml:id="id63" draw:id="id63" draw:layer="Layout" svg:width="5.185cm" svg:height="1.298cm" svg:x="14.67cm" svg:y="12.972cm">
          <text:p text:style-name="P2">Tabla filter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6.048cm" svg:height="6.513cm" svg:x="7.776cm" svg:y="1.993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INPUT</text:p>
          <draw:enhanced-geometry svg:viewBox="0 0 21600 21600" draw:type="rectangle" draw:enhanced-path="M 0 0 L 21600 0 21600 21600 0 21600 0 0 Z N"/>
        </draw:custom-shape>
        <draw:custom-shape draw:style-name="gr17" draw:text-style-name="P3" xml:id="id55" draw:id="id55" draw:layer="Layout" svg:width="5.185cm" svg:height="1.298cm" svg:x="8.235cm" svg:y="2.552cm">
          <text:p text:style-name="P3">Tabla filter</text:p>
          <draw:enhanced-geometry svg:viewBox="0 0 21600 21600" draw:type="rectangle" draw:enhanced-path="M 0 0 L 21600 0 21600 21600 0 21600 0 0 Z N"/>
        </draw:custom-shape>
        <draw:custom-shape draw:style-name="gr13" draw:text-style-name="P3" xml:id="id61" draw:id="id61" draw:layer="Layout" svg:width="3.861cm" svg:height="3.861cm" svg:x="15.432cm" svg:y="1.276cm">
          <text:p text:style-name="P3">Procesos </text:p>
          <text:p text:style-name="P3">locales y</text:p>
          <text:p text:style-name="P3">Rute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xml:id="id59" draw:id="id59" draw:layer="Layout" svg:width="5.185cm" svg:height="1.298cm" svg:x="21.531cm" svg:y="12.986cm">
          <text:p text:style-name="P2">Tabla mangle</text:p>
          <draw:enhanced-geometry svg:viewBox="0 0 21600 21600" draw:type="rectangle" draw:enhanced-path="M 0 0 L 21600 0 21600 21600 0 21600 0 0 Z N"/>
        </draw:custom-shape>
        <draw:custom-shape draw:style-name="gr20" draw:text-style-name="P2" xml:id="id60" draw:id="id60" draw:layer="Layout" svg:width="5.185cm" svg:height="1.298cm" svg:x="21.531cm" svg:y="15.22cm">
          <text:p text:style-name="P2">Tabla nat</text:p>
          <draw:enhanced-geometry svg:viewBox="0 0 21600 21600" draw:type="rectangle" draw:enhanced-path="M 0 0 L 21600 0 21600 21600 0 21600 0 0 Z N"/>
        </draw:custom-shape>
        <draw:custom-shape draw:style-name="gr21" draw:text-style-name="P2" xml:id="id64" draw:id="id64" draw:layer="Layout" svg:width="4.469cm" svg:height="0.89cm" svg:x="21.889cm" svg:y="19.796cm">
          <text:p text:style-name="P2">paque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xml:id="id54" draw:id="id54" draw:layer="Layout" svg:width="5.185cm" svg:height="1.298cm" svg:x="8.235cm" svg:y="4.944cm">
          <text:p text:style-name="P3">Tabla mangle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4.136cm" svg:y1="3.85cm" svg:x2="4.136cm" svg:y2="4.944cm" draw:start-shape="id50" draw:start-glue-point="2" draw:end-shape="id53" draw:end-glue-point="0" svg:d="M4136 3850v1094" svg:viewBox="0 0 1 1095">
          <text:p/>
        </draw:connector>
        <draw:connector draw:style-name="gr7" draw:text-style-name="P1" draw:layer="layout" draw:type="line" svg:x1="4.136cm" svg:y1="6.242cm" svg:x2="4.137cm" svg:y2="9.501cm" draw:start-shape="id53" draw:start-glue-point="2" draw:end-shape="id51" draw:end-glue-point="4" svg:d="M4136 6242l1 3259" svg:viewBox="0 0 2 3260">
          <text:p/>
        </draw:connector>
        <draw:connector draw:style-name="gr18" draw:text-style-name="P7" draw:layer="layout" draw:type="line" svg:x1="10.827cm" svg:y1="9.088cm" svg:x2="10.827cm" svg:y2="6.242cm" draw:start-shape="id52" draw:start-glue-point="4" draw:end-shape="id54" draw:end-glue-point="2" svg:d="M10827 9088v-2846" svg:viewBox="0 0 1 2847">
          <text:p/>
        </draw:connector>
        <draw:connector draw:style-name="gr18" draw:text-style-name="P4" draw:layer="layout" draw:type="line" svg:x1="10.827cm" svg:y1="4.944cm" svg:x2="10.827cm" svg:y2="3.85cm" draw:start-shape="id54" draw:start-glue-point="0" draw:end-shape="id55" draw:end-glue-point="2" svg:d="M10827 4944v-1094" svg:viewBox="0 0 1 1095">
          <text:p/>
        </draw:connector>
        <draw:custom-shape draw:style-name="gr28" draw:text-style-name="P3" draw:layer="Layout" svg:width="6.048cm" svg:height="8.039cm" svg:x="21.099cm" svg:y="1.993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OUTPUT</text:p>
          <draw:enhanced-geometry svg:viewBox="0 0 21600 21600" draw:type="rectangle" draw:enhanced-path="M 0 0 L 21600 0 21600 21600 0 21600 0 0 Z N"/>
        </draw:custom-shape>
        <draw:custom-shape draw:style-name="gr17" draw:text-style-name="P3" xml:id="id56" draw:id="id56" draw:layer="Layout" svg:width="5.185cm" svg:height="1.298cm" svg:x="21.531cm" svg:y="2.552cm">
          <text:p text:style-name="P3">Tabla mangle</text:p>
          <draw:enhanced-geometry svg:viewBox="0 0 21600 21600" draw:type="rectangle" draw:enhanced-path="M 0 0 L 21600 0 21600 21600 0 21600 0 0 Z N"/>
        </draw:custom-shape>
        <draw:custom-shape draw:style-name="gr17" draw:text-style-name="P3" xml:id="id57" draw:id="id57" draw:layer="Layout" svg:width="5.185cm" svg:height="1.298cm" svg:x="21.531cm" svg:y="4.944cm">
          <text:p text:style-name="P3">Tabla nat</text:p>
          <draw:enhanced-geometry svg:viewBox="0 0 21600 21600" draw:type="rectangle" draw:enhanced-path="M 0 0 L 21600 0 21600 21600 0 21600 0 0 Z N"/>
        </draw:custom-shape>
        <draw:custom-shape draw:style-name="gr17" draw:text-style-name="P3" xml:id="id58" draw:id="id58" draw:layer="Layout" svg:width="5.185cm" svg:height="1.298cm" svg:x="21.531cm" svg:y="7.208cm">
          <text:p text:style-name="P3">Tabla filter</text:p>
          <draw:enhanced-geometry svg:viewBox="0 0 21600 21600" draw:type="rectangle" draw:enhanced-path="M 0 0 L 21600 0 21600 21600 0 21600 0 0 Z N"/>
        </draw:custom-shape>
        <draw:connector draw:style-name="gr18" draw:text-style-name="P4" draw:layer="layout" draw:type="line" svg:x1="24.123cm" svg:y1="3.85cm" svg:x2="24.123cm" svg:y2="4.944cm" draw:start-shape="id56" draw:start-glue-point="2" draw:end-shape="id57" draw:end-glue-point="0" svg:d="M24123 3850v1094" svg:viewBox="0 0 1 1095">
          <text:p/>
        </draw:connector>
        <draw:connector draw:style-name="gr18" draw:text-style-name="P4" draw:layer="layout" draw:type="line" svg:x1="24.123cm" svg:y1="6.242cm" svg:x2="24.123cm" svg:y2="7.208cm" draw:start-shape="id57" draw:start-glue-point="2" draw:end-shape="id58" draw:end-glue-point="0" svg:d="M24123 6242v966" svg:viewBox="0 0 1 967">
          <text:p/>
        </draw:connector>
        <draw:connector draw:style-name="gr7" draw:text-style-name="P1" draw:layer="layout" draw:type="line" svg:x1="24.123cm" svg:y1="14.284cm" svg:x2="24.123cm" svg:y2="15.22cm" draw:start-shape="id59" draw:start-glue-point="2" draw:end-shape="id60" draw:end-glue-point="0" svg:d="M24123 14284v936" svg:viewBox="0 0 1 937">
          <text:p/>
        </draw:connector>
        <draw:connector draw:style-name="gr18" draw:text-style-name="P7" draw:layer="layout" draw:type="line" svg:x1="19.293cm" svg:y1="3.207cm" svg:x2="21.531cm" svg:y2="3.201cm" draw:start-shape="id61" draw:start-glue-point="10" draw:end-shape="id56" draw:end-glue-point="3" svg:d="M19293 3207l2238-6" svg:viewBox="0 0 2239 7">
          <text:p/>
        </draw:connector>
        <draw:connector draw:style-name="gr7" draw:text-style-name="P1" draw:layer="layout" draw:type="line" svg:x1="13.208cm" svg:y1="11.432cm" svg:x2="14.67cm" svg:y2="11.476cm" draw:start-shape="id52" draw:start-glue-point="7" draw:end-shape="id62" draw:end-glue-point="3" svg:d="M13208 11432l1462 44" svg:viewBox="0 0 1463 45">
          <text:p/>
        </draw:connector>
        <draw:connector draw:style-name="gr7" draw:text-style-name="P1" draw:layer="layout" draw:type="line" svg:x1="17.262cm" svg:y1="12.125cm" svg:x2="17.262cm" svg:y2="12.972cm" draw:start-shape="id62" draw:start-glue-point="2" draw:end-shape="id63" draw:end-glue-point="0" svg:d="M17262 12125v847" svg:viewBox="0 0 1 848">
          <text:p/>
        </draw:connector>
        <draw:connector draw:style-name="gr7" draw:text-style-name="P1" draw:layer="layout" draw:type="line" svg:x1="19.855cm" svg:y1="13.621cm" svg:x2="21.531cm" svg:y2="13.635cm" draw:start-shape="id63" draw:start-glue-point="1" draw:end-shape="id59" draw:end-glue-point="3" svg:d="M19855 13621l1676 14" svg:viewBox="0 0 1677 15">
          <text:p/>
        </draw:connector>
        <draw:connector draw:style-name="gr18" draw:text-style-name="P7" draw:layer="layout" draw:type="line" svg:x1="24.123cm" svg:y1="8.506cm" svg:x2="24.123cm" svg:y2="12.986cm" draw:start-shape="id58" draw:start-glue-point="2" draw:end-shape="id59" draw:end-glue-point="0" svg:d="M24123 8506v4480" svg:viewBox="0 0 1 4481">
          <text:p/>
        </draw:connector>
        <draw:connector draw:style-name="gr7" draw:text-style-name="P1" draw:layer="layout" draw:type="line" svg:x1="24.123cm" svg:y1="16.518cm" svg:x2="24.123cm" svg:y2="19.796cm" draw:start-shape="id60" draw:start-glue-point="2" draw:end-shape="id64" draw:end-glue-point="0" svg:d="M24123 16518v3278" svg:viewBox="0 0 1 3279">
          <text:p/>
        </draw:connector>
        <draw:frame draw:style-name="gr10" draw:text-style-name="P6" draw:layer="layout" svg:width="1.103cm" svg:height="0.962cm" svg:x="11.175cm" svg:y="8.799cm">
          <draw:text-box>
            <text:p text:style-name="P6">SI</text:p>
          </draw:text-box>
        </draw:frame>
        <draw:frame draw:style-name="gr10" draw:text-style-name="P6" draw:layer="layout" svg:width="1.455cm" svg:height="0.962cm" svg:x="12.783cm" svg:y="11.621cm">
          <draw:text-box>
            <text:p text:style-name="P6">NO</text:p>
          </draw:text-box>
        </draw:frame>
        <draw:connector draw:style-name="gr18" draw:text-style-name="P4" draw:layer="layout" draw:type="line" svg:x1="13.42cm" svg:y1="3.201cm" svg:x2="15.432cm" svg:y2="3.207cm" draw:start-shape="id55" draw:start-glue-point="1" draw:end-shape="id61" draw:end-glue-point="6" svg:d="M13420 3201l2012 6" svg:viewBox="0 0 2013 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4-11-05T00:40:59.902229791</meta:creation-date>
    <dc:date>2014-11-05T01:58:19.406497243</dc:date>
    <dc:creator>Eduardo Grosclaude</dc:creator>
    <meta:editing-duration>PT45M29S</meta:editing-duration>
    <meta:editing-cycles>13</meta:editing-cycles>
    <meta:generator>LibreOffice/4.3.1.2$Linux_x86 LibreOffice_project/958349dc3b25111dbca392fbc281a05559ef6848</meta:generator>
    <meta:document-statistic meta:object-count="156"/>
  </office:meta>
</office:document-meta>
</file>